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text-properties style:text-position="0% 100%" fo:font-style="normal" style:font-style-asian="normal" style:font-style-complex="normal"/>
    </style:style>
    <style:style style:name="P4" style:family="paragraph" style:parent-style-name="Standard">
      <style:text-properties style:font-name="Times New Roman"/>
    </style:style>
    <style:style style:name="T1" style:family="text">
      <style:text-properties style:font-name="Times New Roman" fo:font-style="normal" style:font-style-asian="normal" style:font-style-complex="normal"/>
    </style:style>
    <style:style style:name="T2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name-asian="Times New Roman" style:font-style-asian="normal" style:font-name-complex="Times New Roman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normal" style:font-style-complex="normal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per 58%" fo:font-style="normal" style:font-name-asian="Times New Roman" style:font-style-asian="normal" style:font-name-complex="Times New Roman" style:font-style-complex="normal"/>
    </style:style>
    <style:style style:name="T10" style:family="text">
      <style:text-properties style:text-position="super 58%" style:font-name="Times New Roman" fo:font-style="italic" style:font-style-asian="italic" style:font-style-complex="italic"/>
    </style:style>
    <style:style style:name="T11" style:family="text">
      <style:text-properties style:text-position="sub 58%" style:font-name="Times New Roman" fo:font-style="normal" style:font-style-asian="normal" style:font-style-complex="normal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Times New Roman" fo:font-style="normal" style:font-style-asian="normal" style:font-style-complex="normal"/>
    </style:style>
    <style:style style:name="T16" style:family="text">
      <style:text-properties fo:font-variant="small-caps" fo:font-style="italic" style:font-style-asian="italic" style:font-style-complex="italic"/>
    </style:style>
    <style:style style:name="T17" style:family="text">
      <style:text-properties fo:font-variant="small-caps" style:font-name="Times New Roman" fo:font-style="italic" style:font-style-asian="italic" style:font-style-complex="italic"/>
    </style:style>
    <style:style style:name="T18" style:family="text">
      <style:text-properties fo:font-variant="small-caps" style:text-position="0% 100%" style:font-name="Times New Roman" fo:font-style="italic" style:font-style-asian="italic" style:font-style-complex="italic"/>
    </style:style>
    <style:style style:name="T19" style:family="text">
      <style:text-properties fo:font-variant="small-caps" style:text-position="0% 100%" style:font-name="Times New Roman" fo:font-style="italic" style:font-style-asian="normal" style:font-style-complex="italic"/>
    </style:style>
    <style:style style:name="T20" style:family="text">
      <style:text-properties fo:font-variant="normal" fo:text-transform="none"/>
    </style:style>
    <style:style style:name="T21" style:family="text">
      <style:text-properties fo:font-variant="normal" fo:text-transform="none" style:text-position="sub 58%"/>
    </style:style>
    <style:style style:name="T22" style:family="text">
      <style:text-properties fo:font-variant="normal" fo:text-transform="none" style:text-position="sub 58%" fo:font-style="italic" style:font-style-asian="italic" style:font-style-complex="italic"/>
    </style:style>
    <style:style style:name="T23" style:family="text">
      <style:text-properties fo:font-variant="normal" fo:text-transform="none" style:text-position="sub 58%" style:font-name="Times New Roman" fo:font-style="italic" style:font-style-asian="italic" style:font-style-complex="italic"/>
    </style:style>
    <style:style style:name="T24" style:family="text">
      <style:text-properties fo:font-variant="normal" fo:text-transform="none" style:text-position="sub 58%" style:font-name="Times New Roman" fo:font-style="normal" style:font-style-asian="normal" style:font-style-complex="normal"/>
    </style:style>
    <style:style style:name="T25" style:family="text">
      <style:text-properties fo:font-variant="normal" fo:text-transform="none" style:text-position="super 58%"/>
    </style:style>
    <style:style style:name="T26" style:family="text">
      <style:text-properties fo:font-variant="normal" fo:text-transform="none" style:text-position="super 58%" fo:font-style="normal" style:font-style-asian="normal" style:font-style-complex="normal"/>
    </style:style>
    <style:style style:name="T27" style:family="text">
      <style:text-properties fo:font-variant="normal" fo:text-transform="none" style:font-name="Times New Roman"/>
    </style:style>
    <style:style style:name="T28" style:family="text">
      <style:text-properties fo:font-variant="normal" fo:text-transform="none" style:text-position="0% 100%" style:font-name="Times New Roman" fo:font-style="normal" style:font-style-asian="normal" style:font-style-complex="normal"/>
    </style:style>
    <style:style style:name="T29" style:family="text">
      <style:text-properties fo:font-variant="normal" fo:text-transform="none" style:text-position="0% 100%" fo:font-style="normal" style:font-style-asian="normal" style:font-style-complex="normal"/>
    </style:style>
    <style:style style:name="T30" style:family="text">
      <style:text-properties style:font-name-asian="Times New Roman" style:font-name-complex="Times New Roman"/>
    </style:style>
    <style:style style:name="T31" style:family="text">
      <style:text-properties style:font-name="Arial" style:font-name-asian="Arial" style:font-name-complex="Arial"/>
    </style:style>
    <style:style style:name="T32" style:family="text">
      <style:text-properties style:font-name-asian="Arial Unicode MS" style:font-name-complex="Tahoma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4c4c4c"/>
    </style:style>
    <style:style style:name="T35" style:family="text">
      <style:text-properties fo:color="#4c4c4c" style:font-name="Times New Roman" style:font-name-asian="Arial Unicode MS" style:font-name-complex="Tahoma"/>
    </style:style>
    <style:style style:name="T36" style:family="text">
      <style:text-properties fo:color="#4c4c4c" style:font-name-asian="Arial Unicode MS" style:font-name-complex="Tahoma"/>
    </style:style>
    <style:style style:name="T37" style:family="text">
      <style:text-properties fo:color="#000000"/>
    </style:style>
    <style:style style:name="T38" style:family="text">
      <style:text-properties style:font-style-asian="normal"/>
    </style:style>
    <style:style style:name="T39" style:family="text">
      <style:text-properties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>P</text:span><text:span text:style-name="T22">N</text:span><text:span text:style-name="T20"> refers to the </text:span><text:span text:style-name="T17">n</text:span><text:span text:style-name="T25">th</text:span><text:span text:style-name="T20"> prime number, e.g., P</text:span><text:span text:style-name="T22">1</text:span><text:span text:style-name="T20">=2, P</text:span><text:span text:style-name="T22">2</text:span><text:span text:style-name="T20">=3, etc.</text:span></text:p>
      <text:p text:style-name="Standard"><text:span text:style-name="T28">P</text:span><text:span text:style-name="T23">N</text:span><text:span text:style-name="T28">#</text:span><text:span text:style-name="T29"> refers to the </text:span><text:span text:style-name="T26">th</text:span><text:span text:style-name="T29"> “primorial” – the product of primes 1 through </text:span><text:span text:style-name="T19">n</text:span><text:span text:style-name="T29">: </text:span><text:span text:style-name="T28">P</text:span><text:span text:style-name="T23">N</text:span><text:span text:style-name="T28">#=∏P</text:span><text:span text:style-name="T23">1..N</text:span> <text:s/></text:p>
      <text:p text:style-name="Standard"><text:span text:style-name="T16">n</text:span>-rough numbers are numbers not divisible by any prime less than or equal to <text:span text:style-name="T29">P</text:span><text:span text:style-name="T22">N</text:span> <text:s/></text:p>
      <text:p text:style-name="Standard"/>
      <text:p text:style-name="Standard">I consider a list of gaps between <text:span text:style-name="T16">n</text:span>-rough numbers, and call that list a <text:span text:style-name="T33">sieve</text:span><text:span text:style-name="T4">. <text:s/>The sieve S</text:span><text:span text:style-name="T7">N</text:span><text:span text:style-name="T4"> consists of gaps between numbers with all prime factors <text:s/>above </text:span><text:span text:style-name="T14">P</text:span><text:span text:style-name="T22">N</text:span><text:span text:style-name="T4">. <text:s/>Because the gaps will repeat, the sieve need only contain the first repetition of the pattern, so </text:span><text:span text:style-name="T2">∑</text:span><text:span text:style-name="T1">S</text:span><text:span text:style-name="T10">N</text:span><text:span text:style-name="T1">=</text:span><text:span text:style-name="T15">P</text:span><text:span text:style-name="T23">N</text:span><text:span text:style-name="T1">#</text:span><text:span text:style-name="T4">. <text:s/>The first entry in a sieve is the difference from one, so </text:span><text:span text:style-name="T1">S</text:span><text:span text:style-name="T10">N</text:span><text:span text:style-name="T11">1</text:span><text:span text:style-name="T1">=</text:span><text:span text:style-name="T15">P</text:span><text:span text:style-name="T23">N</text:span><text:span text:style-name="T24">+1</text:span><text:span text:style-name="T1">-1.</text:span><text:span text:style-name="T4"> <text:s text:c="2"/></text:span></text:p>
      <text:p text:style-name="Standard"><text:span text:style-name="T20"/></text:p>
      <text:p text:style-name="Standard">Here are the first few sieves:</text:p>
      <text:p text:style-name="Standard"/>
      <text:p text:style-name="Standard">S<text:span text:style-name="T6">1</text:span>={2}</text:p>
      <text:p text:style-name="P1"><text:span text:style-name="T5">S</text:span><text:span text:style-name="T9">2</text:span>={4, 2}</text:p>
      <text:p text:style-name="P1">S<text:span text:style-name="T6">3</text:span>={6, 4, 2, 4, 2, 4, 6, 2}</text:p>
      <text:p text:style-name="P1">S<text:span text:style-name="T6">4</text:span>={</text:p>
      <text:p text:style-name="Standard"/>
      <text:p text:style-name="Standard">And the first few corresponding sets of rough numbers:</text:p>
      <text:p text:style-name="Standard"/>
      <text:p text:style-name="Standard">R<text:span text:style-name="T6">1</text:span>={3, <text:span text:style-name="T34">5, 7, 9, </text:span><text:span text:style-name="T35">…</text:span>}</text:p>
      <text:p text:style-name="P1"><text:span text:style-name="T5">R</text:span><text:span text:style-name="T9">2</text:span>={5, 7, <text:span text:style-name="T34">11, 13, 17, 19, 23, 25, </text:span><text:span text:style-name="T36">…</text:span>}</text:p>
      <text:p text:style-name="P1">R<text:span text:style-name="T6">3</text:span>={7, 11, 13, 17, 19, 23, 29, 31, <text:span text:style-name="T34">37, 41, 43, 47, 49, </text:span><text:span text:style-name="T36">…</text:span><text:span text:style-name="T37">}</text:span></text:p>
      <text:p text:style-name="P1">R<text:span text:style-name="T6">4</text:span>={</text:p>
      <text:p text:style-name="Standard"/>
      <text:p text:style-name="P1"/>
      <text:p text:style-name="P1">Some properties of these sieves:</text:p>
      <text:p text:style-name="P2"/>
      <text:p text:style-name="P1"><text:span text:style-name="T30">∑</text:span><text:span text:style-name="T4">S</text:span><text:span text:style-name="T8">N</text:span>=<text:span text:style-name="T14">P</text:span><text:span text:style-name="T22">N</text:span># <text:span text:style-name="T31">—</text:span><text:span text:style-name="T32"> the sum of entries is the primorial.</text:span> </text:p>
      <text:p text:style-name="P1"/>
      <text:p text:style-name="P1">1+<text:span text:style-name="T4">S</text:span><text:span text:style-name="T8">N</text:span><text:span text:style-name="T12">1</text:span>=<text:span text:style-name="T14">P</text:span><text:span text:style-name="T22">N+1</text:span> <text:span text:style-name="T31">—</text:span><text:span text:style-name="T32"> the first candidate is the next prime.</text:span> </text:p>
      <text:p text:style-name="P1"/>
      <text:p text:style-name="P1">The first composite from <text:span text:style-name="T4">S</text:span><text:span text:style-name="T8">N</text:span> is <text:span text:style-name="T14">P</text:span><text:span text:style-name="T22">N+1 </text:span><text:span text:style-name="T6">2</text:span> <text:span text:style-name="T31">—</text:span><text:span text:style-name="T32"> the first several candidates are prime, and the corresponding sieve entries are prime gaps.</text:span></text:p>
      <text:p text:style-name="P1"/>
      <text:p text:style-name="P1">For <text:span text:style-name="T16">n</text:span>&gt;2, <text:span text:style-name="T4">S</text:span><text:span text:style-name="T8">N</text:span><text:span text:style-name="T12">2</text:span>=<text:span text:style-name="T4">S</text:span><text:span text:style-name="T8">N-1</text:span><text:span text:style-name="T12">3</text:span> <text:s/><text:span text:style-name="T31">—</text:span><text:span text:style-name="T32"> candidates which are not removed are shifted left.</text:span> </text:p>
      <text:p text:style-name="P1"/>
      <text:p text:style-name="P1">Going from <text:span text:style-name="T4">S</text:span><text:span text:style-name="T8">N-1</text:span> to <text:span text:style-name="T4">S</text:span><text:span text:style-name="T8">N</text:span>, each entry in <text:span text:style-name="T4">S</text:span><text:span text:style-name="T8">N-1</text:span> is (effectively) copied <text:span text:style-name="T14">P</text:span><text:span text:style-name="T22">N</text:span> times, and then fewer than <text:span text:style-name="T14">P</text:span><text:span text:style-name="T22">N</text:span> pairs are replaced with their sum <text:span text:style-name="T31">—</text:span><text:span text:style-name="T32"> </text:span>somewhere in <text:span text:style-name="T4">S</text:span><text:span text:style-name="T8">N</text:span> there will be an intact sequence of every entry from <text:span text:style-name="T4">S</text:span><text:span text:style-name="T8">N‑1</text:span>; any number which appears as an entry in any sieve will also appear as an entry in every subsequent sieve. <text:s/></text:p>
      <text:p text:style-name="P1"/>
      <text:p text:style-name="P1">From one sieve to the next, sieve entries multiply right, shift left, and some are merged with neighbors. <text:s/>Once a number appears as an entry it never disappears; fewer copies are lost to merge than are created. <text:s/>As entries move left and merge, only those that make it past the prime gap threshold (<text:span text:style-name="T14">P</text:span><text:span text:style-name="T22">N+1 </text:span><text:span text:style-name="T6">2</text:span>) are certain to be prime gaps. <text:s/>The proportion of the sieve which consists of consecutive certain prime gaps gets significantly smaller with every sieve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2</meta:generator>
    <meta:initial-creator>Shad Sterling</meta:initial-creator>
    <meta:creation-date>2008-01-25T18:23:12</meta:creation-date>
    <dc:date>2010-12-18T20:35:35</dc:date>
    <meta:editing-cycles>4</meta:editing-cycles>
    <meta:editing-duration>PT01H38M41S</meta:editing-duration>
    <meta:document-statistic meta:table-count="0" meta:image-count="0" meta:object-count="0" meta:page-count="1" meta:paragraph-count="21" meta:word-count="360" meta:character-count="1918"/>
    <meta:user-defined meta:name="Info 1"/>
    <meta:user-defined meta:name="Info 2"/>
    <meta:user-defined meta:name="Info 3"/>
    <meta:user-defined meta:name="Info 4"/>
  </office:meta>
</office:document-meta>
</file>